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upply voltage</text:p>
          </table:table-cell>
          <table:table-cell office:value-type="string" table:style-name="ce1">
            <text:p>output voltag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6869999999999999" table:style-name="ce1">
            <text:p>0.2687</text:p>
          </table:table-cell>
          <table:table-cell table:number-columns-repeated="16382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0.39174999999999999" table:style-name="ce1">
            <text:p>0.3917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1539999999999997" table:style-name="ce1">
            <text:p>0.5154</text:p>
          </table:table-cell>
          <table:table-cell table:number-columns-repeated="16382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63849999999999996" table:style-name="ce1">
            <text:p>0.638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621" table:style-name="ce1">
            <text:p>0.7621</text:p>
          </table:table-cell>
          <table:table-cell table:number-columns-repeated="16382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0.88526000000000005" table:style-name="ce1">
            <text:p>0.88526</text:p>
          </table:table-cell>
          <table:table-cell table:number-columns-repeated="3"/>
          <table:table-cell table:style-name="ce1">
            <draw:frame draw:z-index="1" draw:id="id0" draw:style-name="a0" draw:name="Chart 1" svg:x="0.475in" svg:y="0.04583in" svg:width="5in" svg:height="3.01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087999999999999" table:style-name="ce1">
            <text:p>1.0088</text:p>
          </table:table-cell>
          <table:table-cell table:number-columns-repeated="16382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.13209" table:style-name="ce1">
            <text:p>1.1320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554000000000001" table:style-name="ce1">
            <text:p>1.2554</text:p>
          </table:table-cell>
          <table:table-cell table:number-columns-repeated="16382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.3786" table:style-name="ce1">
            <text:p>1.378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5022" table:style-name="ce1">
            <text:p>1.5022</text:p>
          </table:table-cell>
          <table:table-cell table:number-columns-repeated="16382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1.6254" table:style-name="ce1">
            <text:p>1.625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488999999999999" table:style-name="ce1">
            <text:p>1.7489</text:p>
          </table:table-cell>
          <table:table-cell table:number-columns-repeated="16382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.8722000000000001" table:style-name="ce1">
            <text:p>1.872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9958" table:style-name="ce1">
            <text:p>1.9958</text:p>
          </table:table-cell>
          <table:table-cell table:number-columns-repeated="16382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2.1192000000000002" table:style-name="ce1">
            <text:p>2.119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427000000000001" table:style-name="ce1">
            <text:p>2.2427</text:p>
          </table:table-cell>
          <table:table-cell table:number-columns-repeated="16382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2.3660000000000001" table:style-name="ce1">
            <text:p>2.36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895" table:style-name="ce1">
            <text:p>2.4895</text:p>
          </table:table-cell>
          <table:table-cell table:number-columns-repeated="16382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2.6128" table:style-name="ce1">
            <text:p>2.612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7363" table:style-name="ce1">
            <text:p>2.7363</text:p>
          </table:table-cell>
          <table:table-cell table:number-columns-repeated="16382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2.8595999999999999" table:style-name="ce1">
            <text:p>2.859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9832000000000001" table:style-name="ce1">
            <text:p>2.9832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style-name="ce1">
            <draw:frame draw:z-index="2" draw:id="id1" draw:style-name="a1" draw:name="Chart 2" svg:x="0.06667in" svg:y="0.07083in" svg:width="5in" svg:height="3.0357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3599999999999999" table:style-name="ce1">
            <text:p>0.23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662" table:style-name="ce1">
            <text:p>0.466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74119999999999997" table:style-name="ce1">
            <text:p>0.741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0094000000000001" table:style-name="ce1">
            <text:p>1.009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2749999999999999" table:style-name="ce1">
            <text:p>1.27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5545" table:style-name="ce1">
            <text:p>1.5545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8264" table:style-name="ce1">
            <text:p>1.8264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1095999999999999" table:style-name="ce1">
            <text:p>2.109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3912" table:style-name="ce1">
            <text:p>2.3912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6976" table:style-name="ce1">
            <text:p>2.697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9782000000000002" table:style-name="ce1">
            <text:p>2.9782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uA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4" table:style-name="ce1">
            <text:p>5.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.1" table:style-name="ce1">
            <text:p>11.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.5" table:style-name="ce1">
            <text:p>43.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.9" table:style-name="ce1">
            <text:p>58.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.7" table:style-name="ce1">
            <text:p>78.7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70.6" table:style-name="ce1">
            <text:p>170.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0.8" table:style-name="ce1">
            <text:p>230.8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27.79999999999995" table:style-name="ce1">
            <text:p>527.8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825" table:style-name="ce1">
            <text:p>825</text:p>
          </table:table-cell>
          <table:table-cell table:number-columns-repeated="16382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123.9000000000001" table:style-name="ce1">
            <text:p>1123.9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421.1" table:style-name="ce1">
            <text:p>1421.1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1719.8" table:style-name="ce1">
            <text:p>1719.8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016.9" table:style-name="ce1">
            <text:p>2016.9</text:p>
          </table:table-cell>
          <table:table-cell table:number-columns-repeated="16382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2134" table:style-name="ce1">
            <text:p>2134</text:p>
          </table:table-cell>
          <table:table-cell table:number-columns-repeated="16382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610" table:style-name="ce1">
            <text:p>2610</text:p>
          </table:table-cell>
          <table:table-cell table:number-columns-repeated="16382"/>
        </table:table-row>
        <table:table-row table:style-name="ro1">
          <table:table-cell office:value-type="float" office:value="1002" table:style-name="ce1">
            <text:p>1002</text:p>
            <draw:frame draw:z-index="3" draw:id="id2" draw:style-name="a2" draw:name="Chart 3" svg:x="0in" svg:y="0.05in" svg:width="7.13214in" svg:height="4.8821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2907" table:style-name="ce1">
            <text:p>2907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dithya kalhan</meta:initial-creator>
    <dc:creator>D.A.K. WALPITA</dc:creator>
    <meta:creation-date>2024-01-07T19:52:04Z</meta:creation-date>
    <dc:date>2024-01-09T21:04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7.2412598425197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$2:.$B$24" chart:class="chart:scatter" chart:attached-axis="primary-y" chart:style-name="G0S0">
            <chart:domain table:cell-range-address="Sheet1.$A$2:.$A$24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style="rect" draw:dots1="1" draw:dots1-length="0.04166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5714960629921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8:.$B$38" chart:class="chart:scatter" chart:attached-axis="primary-y" chart:style-name="G0S0">
            <chart:domain table:cell-range-address="Sheet1.$A$28:.$A$3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1.5142519685039pt" svg:width="513.514251968504pt" chart:style-name="Crt0">
        <chart:title chart:style-name="CT00">
          <text:p text:style-name="a0" text:class-names="" text:cond-style-name="">Chart Title</text:p>
        </chart:title>
        <chart:plot-area svg:x="26.24228346456693pt" svg:y="63.00393700787401pt" svg:width="480.8243307086614pt" svg:height="264.3873228346456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43:.$B$61" chart:class="chart:scatter" chart:attached-axis="primary-y" chart:style-name="G0S0">
            <chart:domain table:cell-range-address="Sheet1.$A$43:.$A$6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